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96f8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9cff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9cff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996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96f8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9cffd" style:font-size-asian="14pt" style:font-weight-asian="bold" style:font-size-complex="1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9cf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3">1</text:span><text:span text:style-name="T5">. Data types:</text:span><text:span text:style-name="T4"> </text:span>A data type tells a kind of var and size of data it can store.</text:p>
      <text:p text:style-name="Standard"><text:span text:style-name="T8"><text:tab/>1. Primitives datatypes:</text:span></text:p>
      <text:p text:style-name="Standard"><text:span text:style-name="T8"><text:tab/></text:span></text:p>
      <text:p text:style-name="Standard"><text:s text:c="5"/><text:tab/> byte //java</text:p>
      <text:p text:style-name="Standard"><text:tab/> void (noting)<text:tab/><text:tab/><text:tab/><text:tab/>0 bytes</text:p>
      <text:p text:style-name="Standard"><text:tab/> char(0-255),wchar_t<text:tab/><text:tab/>1 and 2- 4 byes</text:p>
      <text:p text:style-name="Standard"><text:tab/> bool (true false)<text:tab/><text:tab/><text:tab/>1 bytes</text:p>
      <text:p text:style-name="Standard"><text:tab/> int, short int, long int <text:s text:c="2"/>4 2 8 bytes</text:p>
      <text:p text:style-name="Standard"><text:tab/> float,</text:p>
      <text:p text:style-name="Standard"><text:tab/> double, long double<text:tab/><text:tab/>8 and 16 bytes</text:p>
      <text:p text:style-name="P1"><text:tab/> </text:p>
      <text:p text:style-name="P1"><text:tab/><text:span text:style-name="T7">Datatype modifiers:</text:span> used with the built-in data types to modify the length of data that a <text:tab/><text:tab/><text:tab/><text:tab/><text:tab/>particular data type can hold.</text:p>
      <text:p text:style-name="Standard"><text:tab/> <text:s/><text:tab/>short: int</text:p>
      <text:p text:style-name="Standard"><text:tab/> <text:s/><text:tab/>long: int, double</text:p>
      <text:p text:style-name="Standard"><text:tab/> <text:s/><text:tab/>signd: int, char, long </text:p>
      <text:p text:style-name="Standard"><text:tab/> <text:s/><text:tab/>unsignd: int, char, short</text:p>
      <text:p text:style-name="Standard"><text:tab/> <text:span text:style-name="T8">2. Derived datatypes:</text:span></text:p>
      <text:p text:style-name="Standard"><text:span text:style-name="T8"/></text:p>
      <text:p text:style-name="Standard"><text:tab/> array //vector, list, sequence</text:p>
      <text:p text:style-name="Standard"><text:tab/> function</text:p>
      <text:p text:style-name="Standard"><text:tab/> string <text:tab/>//java </text:p>
      <text:p text:style-name="Standard"><text:tab/> date <text:tab/><text:tab/>//java</text:p>
      <text:p text:style-name="Standard"><text:tab/> pointer</text:p>
      <text:p text:style-name="Standard"><text:tab/> reference</text:p>
      <text:p text:style-name="Standard"/>
      <text:p text:style-name="Standard"><text:s text:c="2"/><text:tab/><text:span text:style-name="T8">3. Non premitive datatypes:</text:span></text:p>
      <text:p text:style-name="Standard"><text:s text:c="2"/><text:tab/> <text:s text:c="3"/>class </text:p>
      <text:p text:style-name="Standard"><text:s text:c="3"/><text:tab/> <text:s text:c="3"/>interface</text:p>
      <text:p text:style-name="Standard"><text:s text:c="3"/><text:tab/> <text:s text:c="2"/>struct </text:p>
      <text:p text:style-name="Standard"><text:s text:c="2"/><text:tab/> <text:s text:c="3"/>union </text:p>
      <text:p text:style-name="Standard"><text:s text:c="4"/><text:tab/> <text:s text:c="3"/>enum </text:p>
      <text:p text:style-name="Standard"><text:s text:c="4"/><text:tab/> <text:s text:c="3"/>typedef</text:p>
      <text:p text:style-name="Standard"/>
      <text:p text:style-name="Standard"><text:tab/>Data types are actually classes and variables are instance (object) of these classes./<text:span text:style-name="T2">/python</text:span></text:p>
      <text:p text:style-name="Standard"><text:tab/><text:span text:style-name="T2">Numeric type: </text:span></text:p>
      <text:p text:style-name="Standard"><text:tab/> int </text:p>
      <text:p text:style-name="Standard"><text:s text:c="3"/><text:tab/> float </text:p>
      <text:p text:style-name="Standard"><text:tab/> complex.</text:p>
      <text:p text:style-name="Standard"><text:tab/> <text:span text:style-name="T2">Sequence type: </text:span></text:p>
      <text:p text:style-name="Standard"><text:tab/><text:tab/> list[] <text:s text:c="5"/>//x = ["apple", "banana", "cherry"]</text:p>
      <text:p text:style-name="Standard"><text:tab/><text:tab/> touple() <text:s text:c="3"/>//x = ("apple", "banana", "cherry") //struct or record</text:p>
      <text:p text:style-name="Standard"><text:tab/><text:tab/> range <text:s text:c="6"/>//x = range(6)</text:p>
      <text:p text:style-name="Standard"><text:tab/><text:span text:style-name="T2">Binary types:</text:span></text:p>
      <text:p text:style-name="Standard"><text:tab/><text:tab/> bytes <text:s text:c="6"/>//x = b"Hello"</text:p>
      <text:p text:style-name="Standard"><text:tab/><text:tab/> bytearray() //x = bytearray(5)</text:p>
      <text:p text:style-name="Standard"><text:tab/><text:tab/> memoryview()// x = memoryview(bytes(5))</text:p>
      <text:p text:style-name="Standard"><text:tab/><text:span text:style-name="T2">Set types: </text:span></text:p>
      <text:p text:style-name="Standard"><text:tab/><text:tab/> set{} <text:s text:c="6"/>// = {"apple", "banana", "cherry"}</text:p>
      <text:p text:style-name="Standard"><text:tab/> <text:tab/>frozenset{} //x = frozenset({"apple", "banana", "cherry"})</text:p>
      <text:p text:style-name="Standard"><text:tab/><text:tab/>Text type:</text:p>
      <text:p text:style-name="Standard"><text:soft-page-break/><text:tab/> <text:tab/>string '' "" //x = "Hello World"</text:p>
      <text:p text:style-name="Standard"><text:tab/><text:span text:style-name="T2">Boolean type:</text:span></text:p>
      <text:p text:style-name="Standard"><text:tab/><text:tab/> bool</text:p>
      <text:p text:style-name="Standard"><text:tab/><text:span text:style-name="T2">Dictionary: </text:span></text:p>
      <text:p text:style-name="Standard"><text:tab/> <text:tab/>dict{} //x = {"name" : "John", "age" : 36}</text:p>
      <text:p text:style-name="Standard"/>
      <text:p text:style-name="Standard"/>
      <text:p text:style-name="Standard"><text:tab/>* <text:span text:style-name="T2">To determine the size of a data type or a variable.</text:span></text:p>
      <text:p text:style-name="Standard"/>
      <text:p text:style-name="Standard"><text:tab/><text:tab/>sizeof(datatype): .//c c++</text:p>
      <text:p text:style-name="Standard"><text:tab/><text:tab/>datatype.SIZE/8: <text:s/>to determine size of datatype //java</text:p>
      <text:p text:style-name="Standard"><text:tab/><text:tab/>sys.getsizeof():return type in bytes //python</text:p>
      <text:p text:style-name="Standard"/>
      <text:p text:style-name="Standard"><text:tab/>*<text:span text:style-name="T2"> To check if an object belongs to a particular class or not.</text:span></text:p>
      <text:p text:style-name="Standard"/>
      <text:p text:style-name="Standard"><text:tab/><text:tab/>isinstance(): <text:s/>// python</text:p>
      <text:p text:style-name="Standard"><text:tab/><text:tab/>instanceof(): <text:s/>// java</text:p>
      <text:p text:style-name="Standard"><text:span text:style-name="T1">T</text:span>he condition is true if 'a/obj' is an instance of X/class, or if a is an instance of a subclass o<text:span text:style-name="T1">f </text:span>X. </text:p>
      <text:p text:style-name="Standard"><text:s text:c="4"/>used to test whether the object is an instance of the specified type (class or subclass or interface). </text:p>
      <text:p text:style-name="Standard"><text:s text:c="9"/>It is also known as type comparison operator because it compares the instance with type. </text:p>
      <text:p text:style-name="Standard"/>
      <text:p text:style-name="P1">*<text:span text:style-name="T2"> Type casting and conversation</text:span>:</text:p>
      <text:p text:style-name="P1">converts a data type into another data type in both ways manually and automatically. </text:p>
      <text:p text:style-name="Standard"/>
      <text:p text:style-name="Standard"><text:s/>1.implict: can data loss double &gt; float &gt; long &gt; int &gt; short &gt; byte</text:p>
      <text:p text:style-name="Standard"><text:s/>2.explict: </text:p>
      <text:p text:style-name="Standard"><text:s text:c="4"/><text:tab/><text:tab/>datatype(var/val)<text:tab/> <text:s text:c="6"/>//c++</text:p>
      <text:p text:style-name="Standard"><text:s text:c="4"/><text:tab/><text:tab/>var(datatype) <text:s text:c="19"/>//java c c++</text:p>
      <text:p text:style-name="Standard"><text:s/>3. ValueOf(var/dt): <text:s text:c="17"/>//java</text:p>
      <text:p text:style-name="Standard"><text:s text:c="4"/><text:tab/> <text:s text:c="2"/>type conversion from int to String</text:p>
      <text:p text:style-name="Standard"><text:s text:c="4"/><text:tab/> <text:s text:c="2"/>int n=10;</text:p>
      <text:p text:style-name="Standard"><text:s text:c="4"/><text:tab/> <text:s text:c="2"/>string s=String.valueOf(n)</text:p>
      <text:p text:style-name="Standard"><text:s text:c="2"/>4.ParseInt(string data): <text:s text:c="11"/>//java</text:p>
      <text:p text:style-name="Standard"><text:s text:c="4"/><text:tab/> <text:s text:c="2"/>Type conversion from String to other</text:p>
      <text:p text:style-name="Standard"><text:s text:c="4"/><text:tab/> <text:s text:c="2"/>string s="10";</text:p>
      <text:p text:style-name="Standard"><text:s text:c="4"/><text:tab/> <text:s text:c="2"/>int n=Integer.parseInt(s);</text:p>
      <text:p text:style-name="Standard"/>
      <text:p text:style-name="Standard"><text:s text:c="2"/>5. Type conversion operators: <text:tab/><text:tab/>//c++</text:p>
      <text:p text:style-name="Standard"/>
      <text:p text:style-name="P1"><text:s text:c="7"/>i. <text:s/><text:span text:style-name="T2">static_cast()&lt;&gt; </text:span>:</text:p>
      <text:p text:style-name="P1"><text:tab/> It is a compile time cast.It does things like implicit conversions between types</text:p>
      <text:p text:style-name="Standard"><text:s text:c="7"/>ii. <text:span text:style-name="T2">dynamic_cast &lt;new_type&gt; </text:span>(expression)</text:p>
      <text:p text:style-name="P1"><text:s text:c="7"/>iii. <text:span text:style-name="T2">const_cast()&lt;&gt;: </text:span></text:p>
      <text:p text:style-name="P1"><text:tab/> <text:s/>const_cast can be used to change non-const class members inside a const member function.</text:p>
      <text:p text:style-name="P1"><text:s text:c="7"/>iv. r<text:span text:style-name="T2">einterpret_cast(ptr var) &lt;&gt;</text:span>:</text:p>
      <text:p text:style-name="P1"><text:s text:c="14"/>It is used to convert a pointer of some data type into a pointer of another data type. </text:p>
      <text:p text:style-name="Standard"/>
      <text:p text:style-name="Standard"><text:s text:c="3"/>6. explict Type casting functions: <text:tab/><text:tab/>//python</text:p>
      <text:p text:style-name="Standard"/>
      <text:p text:style-name="Standard"><text:s/><text:tab/><text:tab/><text:tab/>nt(): other type to integer type (execpt complex)</text:p>
      <text:p text:style-name="Standard"><text:tab/><text:tab/><text:tab/>float(): other type to float type. (execpt complex)</text:p>
      <text:p text:style-name="Standard"><text:tab/><text:tab/><text:tab/>complex(): other type to complex type.</text:p>
      <text:p text:style-name="Standard"><text:soft-page-break/><text:tab/><text:tab/><text:tab/>bool(): other type to bool type.</text:p>
      <text:p text:style-name="Standard"><text:tab/><text:tab/><text:tab/>str(): other type to string type.</text:p>
      <text:p text:style-name="Standard"/>
      <text:p text:style-name="Standard"><text:s text:c="2"/>7. 5 inbuild different type casting functions available. //c</text:p>
      <text:p text:style-name="Standard"/>
      <text:p text:style-name="Standard"><text:tab/><text:tab/><text:tab/>atof(): <text:s/>string to float data type.</text:p>
      <text:p text:style-name="Standard"><text:tab/><text:tab/><text:tab/>atoi(): <text:s/>string to int data type.</text:p>
      <text:p text:style-name="Standard"><text:tab/><text:tab/><text:tab/>atbol(): string to long data type.</text:p>
      <text:p text:style-name="Standard"><text:tab/><text:tab/><text:tab/>itoba(): int to string data type.</text:p>
      <text:p text:style-name="Standard"><text:tab/><text:tab/><text:tab/>ltoa(): <text:s/>long to string data type.</text:p>
      <text:p text:style-name="Standard"/>
      <text:p text:style-name="Standard"><text:s text:c="3"/><text:span text:style-name="T2">*To Know type of data of a var/object:</text:span></text:p>
      <text:p text:style-name="Standard"/>
      <text:p text:style-name="Standard"><text:tab/>Python:</text:p>
      <text:p text:style-name="Standard"/>
      <text:p text:style-name="Standard"><text:s text:c="4"/><text:tab/>obj reference: <text:span text:style-name="T2">type(obj) </text:span>to determine data type of the var //to check data type</text:p>
      <text:p text:style-name="Standard"><text:s text:c="4"/><text:tab/>obj identity: <text:s text:c="2"/>i<text:span text:style-name="T2">d(obj)</text:span> Using the id() function, you can verify that two variables indeed point <text:tab/><text:tab/><text:tab/><text:tab/>to the same object(address)// to check address</text:p>
      <text:p text:style-name="Standard"/>
      <text:p text:style-name="Standard"><text:s text:c="4"/><text:tab/>Java:</text:p>
      <text:p text:style-name="Standard"/>
      <text:p text:style-name="Standard"><text:s text:c="4"/><text:tab/>getclass().1.2</text:p>
      <text:p text:style-name="Standard"><text:s text:c="8"/><text:tab/>1. <text:span text:style-name="T2">getName() </text:span>method of java.lang.Class class is used to get the name of the entity,// returns <text:tab/>class name of obj of package <text:s/>and that entity can be class, interface, array, enum, method, <text:tab/><text:tab/>etc. of the class object.</text:p>
      <text:p text:style-name="Standard"><text:s text:c="12"/>2. <text:span text:style-name="T2">getSimpleName()</text:span>: returns the simple name of this class in the form of String. // give you <text:tab/><text:tab/>only the name of the class:</text:p>
      <text:p text:style-name="Standard"><text:s text:c="8"/><text:tab/>3. <text:span text:style-name="T2">equals(class obj)</text:span></text:p>
      <text:p text:style-name="Standard"><text:s text:c="4"/></text:p>
      <text:p text:style-name="Standard"><text:s text:c="4"/><text:tab/>C++:</text:p>
      <text:p text:style-name="Standard"><text:s text:c="4"/><text:tab/><text:tab/><text:span text:style-name="T2">typeid().name()</text:span> //returns ref of var/obj</text:p>
      <text:p text:style-name="Standard"/>
      <text:p text:style-name="Standard"/>
      <text:p text:style-name="Standard"/>
      <text:p text:style-name="Standard"/>
      <text:p text:style-name="P2">2. Oparators:</text:p>
      <text:p text:style-name="Standard"><text:s/><text:tab/>1. Unary: ++, --</text:p>
      <text:p text:style-name="Standard"><text:s/><text:tab/>2. Bianry:</text:p>
      <text:p text:style-name="Standard"><text:s/><text:tab/><text:tab/>arithmetic: (+ - * / % (//,**))</text:p>
      <text:p text:style-name="Standard"><text:s/><text:tab/><text:tab/><text:tab/>operate or work with two operands, </text:p>
      <text:p text:style-name="Standard"><text:s/><text:tab/><text:tab/><text:tab/>% operator can only be used with integers. <text:tab/><text:tab/></text:p>
      <text:p text:style-name="Standard"/>
      <text:p text:style-name="Standard"><text:tab/><text:tab/>relational: (&lt;,&lt;=,&gt;,&gt;=,==,!=)</text:p>
      <text:p text:style-name="Standard"><text:tab/><text:tab/><text:tab/>used for the comparison of the values of two operands, </text:p>
      <text:p text:style-name="Standard"><text:tab/><text:tab/><text:tab/>Relational operators are used in decision-making and loops.<text:tab/><text:tab/></text:p>
      <text:p text:style-name="Standard"/>
      <text:p text:style-name="Standard"><text:tab/><text:tab/>assignment: (= += -= *=/= %=(//= **= &amp;= |= ^= &gt;&gt;= &lt;&lt;=)) </text:p>
      <text:p text:style-name="Standard"><text:tab/><text:tab/><text:tab/>used to assigning value to a variable.</text:p>
      <text:p text:style-name="Standard"/>
      <text:p text:style-name="P4"><text:tab/><text:tab/></text:p>
      <text:p text:style-name="P4"/>
      <text:p text:style-name="P4"/>
      <text:p text:style-name="P4"><text:soft-page-break/><text:tab/><text:tab/>bitwise: (| &amp; &gt;&gt; &lt;&lt; ~ ^)</text:p>
      <text:p text:style-name="Standard"><text:tab/><text:tab/><text:tab/>used to perform bit-level operations on the operands,</text:p>
      <text:p text:style-name="Standard"><text:tab/><text:tab/><text:tab/>operators are first converted to bit-level and then the calculation is performed <text:tab/><text:tab/><text:tab/>on the operands.</text:p>
      <text:p text:style-name="Standard"><text:tab/><text:tab/><text:tab/>They can only be used alongside char and int data types.</text:p>
      <text:p text:style-name="Standard"><text:tab/><text:tab/><text:tab/>Bitwise op<text:span text:style-name="T9">trs</text:span> act on operands as if they were strings of binary digits.//python</text:p>
      <text:p text:style-name="Standard"/>
      <text:p text:style-name="Standard"><text:tab/><text:tab/>logical: (&amp;&amp;, ||, !(and or not )) </text:p>
      <text:p text:style-name="P4"><text:tab/><text:tab/><text:tab/>are used to check whether an expression is true or false.</text:p>
      <text:p text:style-name="P4"><text:tab/><text:tab/><text:tab/>commonly used in decision making.<text:tab/></text:p>
      <text:p text:style-name="Standard"/>
      <text:p text:style-name="Standard"><text:tab/><text:tab/>Misccellaneous // c c++</text:p>
      <text:p text:style-name="Standard"><text:tab/><text:tab/><text:tab/>ternary ? :</text:p>
      <text:p text:style-name="Standard"><text:tab/><text:tab/><text:tab/>sizeof(): returns the size of data type. // sizeof(int) 4</text:p>
      <text:p text:style-name="Standard"><text:tab/><text:tab/><text:tab/>* Pointer to a variable.</text:p>
      <text:p text:style-name="Standard"><text:tab/><text:tab/><text:tab/>&amp; Returns the adress of a var. represents memory address of theoperand // &amp;a</text:p>
      <text:p text:style-name="Standard"><text:tab/><text:tab/><text:tab/>. accesses members of struct variables or class objects //obj.dm=12</text:p>
      <text:p text:style-name="Standard"><text:tab/><text:tab/><text:tab/>-&gt; used with pointers to access the class or struct variables //ptr-&gt;dm=12</text:p>
      <text:p text:style-name="Standard"><text:tab/><text:tab/><text:tab/>&lt;&lt; prints the output value</text:p>
      <text:p text:style-name="Standard"><text:tab/><text:tab/><text:tab/>&gt;&gt; gets the input value //cin&gt;&gt;a</text:p>
      <text:p text:style-name="Standard"/>
      <text:p text:style-name="Standard"><text:tab/><text:tab/>spectial: //python</text:p>
      <text:p text:style-name="P4"><text:tab/><text:tab/><text:tab/>identity: used to check if two values (or variables) are located on the same <text:tab/><text:tab/><text:tab/>part of the memory.</text:p>
      <text:p text:style-name="Standard"><text:tab/><text:tab/><text:tab/><text:tab/> is</text:p>
      <text:p text:style-name="Standard"><text:tab/><text:tab/><text:tab/><text:tab/> is not</text:p>
      <text:p text:style-name="Standard"><text:tab/><text:tab/><text:tab/>membership: are used to test whether a value or variable is found in a <text:tab/><text:tab/><text:tab/><text:tab/><text:tab/><text:tab/>sequence (string, list, tuple, set and dictionary).</text:p>
      <text:p text:style-name="Standard"><text:tab/><text:tab/><text:tab/> in </text:p>
      <text:p text:style-name="Standard"><text:tab/><text:tab/><text:tab/> not in</text:p>
      <text:p text:style-name="Standard"/>
      <text:p text:style-name="P2">3. Conditionals(if/else/switch)</text:p>
      <text:p text:style-name="Standard"><text:tab/></text:p>
      <text:p text:style-name="Standard"><text:tab/>if</text:p>
      <text:p text:style-name="Standard"><text:tab/>if-else</text:p>
      <text:p text:style-name="Standard"><text:tab/>if-else if ladder</text:p>
      <text:p text:style-name="Standard"><text:tab/>if-eliff ladder// python</text:p>
      <text:p text:style-name="Standard"><text:tab/>Nested if</text:p>
      <text:p text:style-name="Standard"><text:tab/>switch case</text:p>
      <text:p text:style-name="Standard"><text:tab/>jump statements</text:p>
      <text:p text:style-name="Standard"><text:tab/><text:tab/>break</text:p>
      <text:p text:style-name="Standard"><text:tab/><text:tab/>continue</text:p>
      <text:p text:style-name="Standard"><text:tab/><text:tab/>goto //c c++</text:p>
      <text:p text:style-name="Standard"><text:tab/><text:tab/>return</text:p>
      <text:p text:style-name="Standard"/>
      <text:p text:style-name="Standard"><text:span text:style-name="T5">4. Loops:</text:span> which are capable of repeating some specific code several numbers of times</text:p>
      <text:p text:style-name="Standard"/>
      <text:p text:style-name="Standard"><text:tab/>while(condition){}"a statement to execute continuously till the condition specified is true."</text:p>
      <text:p text:style-name="Standard"><text:tab/>for(initilization; Conditional, increement){}</text:p>
      <text:p text:style-name="Standard"><text:tab/>do{} while(condition){}"the condition is checked at the bottom of the loop."</text:p>
      <text:p text:style-name="Standard"><text:tab/>Ranged Based for(variable:collection){}</text:p>
      <text:p text:style-name="Standard"><text:tab/>range()//python</text:p>
      <text:p text:style-name="Standard"><text:soft-page-break/><text:tab/>nested loops</text:p>
      <text:p text:style-name="Standard"><text:tab/>Infinite loop</text:p>
      <text:p text:style-name="Standard"><text:tab/>loop control statements</text:p>
      <text:p text:style-name="Standard"><text:tab/><text:tab/>break</text:p>
      <text:p text:style-name="Standard"><text:tab/><text:tab/>continue</text:p>
      <text:p text:style-name="Standard"><text:tab/><text:tab/>goto //c c++</text:p>
      <text:p text:style-name="Standard"><text:tab/><text:tab/>return</text:p>
      <text:p text:style-name="Standard"/>
      <text:p text:style-name="Standard"><text:span text:style-name="T6">5</text:span><text:span text:style-name="T5">. Identifiers &amp; literals:</text:span> only allowed characters for identifiers are ([A-Z],[a-z],[0-9]), ‘$‘, _</text:p>
      <text:p text:style-name="Standard"/>
      <text:p text:style-name="Standard"/>
      <text:p text:style-name="Standard"><text:s text:c="4"/>50 Key words: are predefined, reserved words <text:tab/><text:tab/><text:tab/><text:tab/>//java</text:p>
      <text:p text:style-name="Standard"><text:s text:c="4"/>3 literals: are data used for representing fixed values.(true, false, null,) <text:s text:c="8"/>/java //'none' python</text:p>
      <text:p text:style-name="Standard"/>
      <text:p text:style-name="P2"><text:span text:style-name="T9">6</text:span>. Variables:</text:p>
      <text:p text:style-name="Standard"/>
      <text:p text:style-name="P5"><text:s text:c="3"/>Types of variables:</text:p>
      <text:p text:style-name="Standard"/>
      <text:p text:style-name="Standard"><text:s text:c="3"/>Java:</text:p>
      <text:p text:style-name="Standard"><text:s text:c="3"/><text:tab/>Local,</text:p>
      <text:p text:style-name="Standard"><text:tab/>Instance, (Non-Static or obj dm)</text:p>
      <text:p text:style-name="Standard"><text:tab/>Static, (class dm): It cannot be local.</text:p>
      <text:p text:style-name="Standard"><text:tab/>Parameter.</text:p>
      <text:p text:style-name="Standard"/>
      <text:p text:style-name="Standard"><text:s/></text:p>
      <text:p text:style-name="Standard"/>
      <text:p text:style-name="Standard"><text:s text:c="3"/>C++:</text:p>
      <text:p text:style-name="Standard"><text:s text:c="3"/><text:tab/>local,</text:p>
      <text:p text:style-name="Standard"><text:tab/>global, </text:p>
      <text:p text:style-name="Standard"><text:tab/>static,</text:p>
      <text:p text:style-name="Standard"><text:tab/>automati,</text:p>
      <text:p text:style-name="Standard"><text:tab/>external. An extern variable is available to other files too. extern vars are only declared; they <text:tab/><text:tab/><text:tab/>are not defined</text:p>
      <text:p text:style-name="Standard"><text:tab/>Parameter.</text:p>
      <text:p text:style-name="Standard"><text:tab/></text:p>
      <text:p text:style-name="Standard"/>
      <text:p text:style-name="Standard"><text:tab/>* deaclaration &amp; assignment:</text:p>
      <text:p text:style-name="Standard"><text:tab/><text:tab/>int a; <text:tab/><text:tab/><text:tab/><text:tab/><text:tab/><text:tab/>//declaration</text:p>
      <text:p text:style-name="Standard"><text:tab/><text:tab/>a=10<text:tab/><text:tab/><text:tab/><text:tab/><text:tab/><text:tab/>// defination</text:p>
      <text:p text:style-name="Standard"/>
      <text:p text:style-name="Standard"><text:tab/><text:tab/>Class obj1*;</text:p>
      <text:p text:style-name="Standard"><text:tab/><text:tab/>obj1=&amp;obj2</text:p>
      <text:p text:style-name="Standard"/>
      <text:p text:style-name="Standard"><text:tab/>* initilization</text:p>
      <text:p text:style-name="Standard"><text:tab/><text:tab/>int a=10 //static</text:p>
      <text:p text:style-name="Standard"><text:tab/><text:tab/>int b=a; // dynami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9">7.</text:span> Funtions:</text:p>
      <text:p text:style-name="Standard"/>
      <text:p text:style-name="Standard"><text:tab/><text:span text:style-name="T2">Python:</text:span></text:p>
      <text:p text:style-name="Standard"><text:s text:c="5"/><text:tab/>User-define,</text:p>
      <text:p text:style-name="Standard"><text:s text:c="4"/><text:tab/> Built-in,</text:p>
      <text:p text:style-name="Standard"><text:s text:c="5"/><text:tab/>Anonymous/lambda. //python</text:p>
      <text:p text:style-name="Standard"/>
      <text:p text:style-name="Standard"><text:tab/>default (default constructor / static initilization)</text:p>
      <text:p text:style-name="Standard"><text:tab/><text:tab/>int a;</text:p>
      <text:p text:style-name="Standard"><text:tab/><text:tab/>Class obj1;</text:p>
      <text:p text:style-name="Standard"><text:tab/>call by value(parameterized cons/ dynamic initilization)</text:p>
      <text:p text:style-name="Standard"/>
      <text:p text:style-name="Standard"><text:tab/>call by address( copy constructor/ copy initialization )</text:p>
      <text:p text:style-name="Standard"/>
      <text:p text:style-name="Standard"><text:tab/>overloading,</text:p>
      <text:p text:style-name="Standard"><text:tab/>overriting.</text:p>
      <text:p text:style-name="Standard"/>
      <text:p text:style-name="P2"><text:span text:style-name="T9">8</text:span>. pointers:</text:p>
      <text:p text:style-name="P3"><text:span text:style-name="T9">9</text:span>. structure/union:</text:p>
      <text:p text:style-name="P3"><text:span text:style-name="T9">10</text:span>. data structues</text:p>
      <text:p text:style-name="Standard"><text:tab/>physical ds:</text:p>
      <text:p text:style-name="Standard"><text:s/><text:tab/> <text:s/>array:</text:p>
      <text:p text:style-name="Standard"><text:s text:c="2"/><text:tab/><text:tab/>one dime</text:p>
      <text:p text:style-name="Standard"><text:s text:c="2"/><text:tab/><text:tab/>two dime</text:p>
      <text:p text:style-name="Standard"><text:s text:c="2"/><text:tab/><text:tab/>multi dime</text:p>
      <text:p text:style-name="Standard"><text:s/><text:tab/> <text:s/>linked list: collection of nodes node= data+poointer</text:p>
      <text:p text:style-name="Standard"><text:s/><text:tab/><text:tab/>single,</text:p>
      <text:p text:style-name="Standard"><text:s/><text:tab/><text:tab/>double,</text:p>
      <text:p text:style-name="Standard"><text:s/><text:tab/><text:tab/>circular,</text:p>
      <text:p text:style-name="Standard"/>
      <text:p text:style-name="Standard"><text:tab/>logical ds:</text:p>
      <text:p text:style-name="Standard"><text:s/><text:tab/> <text:tab/>stack</text:p>
      <text:p text:style-name="Standard"><text:s/><text:tab/><text:tab/>que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1:16:08.662343463</meta:creation-date>
    <dc:date>2022-04-01T11:41:49.479911238</dc:date>
    <meta:editing-duration>PT15M29S</meta:editing-duration>
    <meta:editing-cycles>1</meta:editing-cycles>
    <meta:document-statistic meta:table-count="0" meta:image-count="0" meta:object-count="0" meta:page-count="6" meta:paragraph-count="224" meta:word-count="1132" meta:character-count="7775" meta:non-whitespace-character-count="6020"/>
    <meta:generator>LibreOffice/7.2.6.2$Linux_X86_64 LibreOffice_project/20$Build-2</meta:generator>
  </office:meta>
</office:document-meta>
</file>